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adb0b" officeooo:paragraph-rsid="001adb0b"/>
    </style:style>
    <style:style style:name="P5" style:family="paragraph" style:parent-style-name="Standard">
      <style:text-properties officeooo:rsid="001adb0b" officeooo:paragraph-rsid="00209656"/>
    </style:style>
    <style:style style:name="P6" style:family="paragraph" style:parent-style-name="Standard">
      <style:text-properties officeooo:rsid="001e2d3e" officeooo:paragraph-rsid="001e2d3e"/>
    </style:style>
    <style:style style:name="P7" style:family="paragraph" style:parent-style-name="Standard">
      <style:text-properties officeooo:rsid="001adc76" officeooo:paragraph-rsid="00209656"/>
    </style:style>
    <style:style style:name="P8" style:family="paragraph" style:parent-style-name="Standard">
      <style:text-properties officeooo:rsid="002210d9" officeooo:paragraph-rsid="002210d9"/>
    </style:style>
    <style:style style:name="P9" style:family="paragraph" style:parent-style-name="Standard">
      <style:text-properties officeooo:rsid="00227a43" officeooo:paragraph-rsid="00227a43"/>
    </style:style>
    <style:style style:name="P10" style:family="paragraph" style:parent-style-name="Standard">
      <style:text-properties officeooo:rsid="00244538" officeooo:paragraph-rsid="00244538"/>
    </style:style>
    <style:style style:name="P11" style:family="paragraph" style:parent-style-name="Standard">
      <style:text-properties officeooo:rsid="0025d9a4" officeooo:paragraph-rsid="0025d9a4"/>
    </style:style>
    <style:style style:name="P12" style:family="paragraph" style:parent-style-name="Standard">
      <style:text-properties officeooo:rsid="0026410d" officeooo:paragraph-rsid="0026410d"/>
    </style:style>
    <style:style style:name="P13" style:family="paragraph" style:parent-style-name="Standard">
      <style:text-properties officeooo:rsid="00285046" officeooo:paragraph-rsid="00285046"/>
    </style:style>
    <style:style style:name="P14" style:family="paragraph" style:parent-style-name="Standard">
      <style:text-properties officeooo:rsid="0018e4f2" officeooo:paragraph-rsid="002003a6"/>
    </style:style>
    <style:style style:name="P15" style:family="paragraph" style:parent-style-name="Standard">
      <style:text-properties officeooo:rsid="0018e4f2" officeooo:paragraph-rsid="0018e4f2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tab/><text:tab/><text:span text:style-name="T1">name: &lt;str&gt;</text:span></text:p>
      <text:p text:style-name="P3"><text:tab/><text:tab/><text:span text:style-name="T1">member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tab/><text:tab/><text:span text:style-name="T1">leadId: &lt;int&gt;</text:span></text:p>
      <text:p text:style-name="P7"><text:tab/><text:tab/>toggled &lt;bool&gt;</text:p>
      <text:p text:style-name="P3"><text:tab/><text:span text:style-name="T1">}</text:span></text:p>
      <text:p text:style-name="P3"><text:tab/>...</text:p>
      <text:p text:style-name="P5">}</text:p>
      <text:p text:style-name="P3"/>
      <text:p text:style-name="P11">ctps:{</text:p>
      <text:p text:style-name="P11"><text:tab/>id: {</text:p>
      <text:p text:style-name="P11"><text:tab/><text:tab/>name: &lt;str&gt;</text:p>
      <text:p text:style-name="P11"><text:tab/><text:tab/>description: &lt;str&gt;</text:p>
      <text:p text:style-name="P11"><text:tab/><text:tab/>tutorial: &lt;str&gt;</text:p>
      <text:p text:style-name="P11"><text:tab/><text:tab/>prmSchema: &lt;str&gt;</text:p>
      <text:p text:style-name="P11"><text:tab/>}</text:p>
      <text:p text:style-name="P11">}</text:p>
      <text:p text:style-name="P3"/>
      <text:p text:style-name="P3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<text:span text:style-name="T8">description: &lt;str&gt;</text:span></text:p>
      <text:p text:style-name="P1"><text:tab/><text:tab/><text:span text:style-name="T8">prms: &lt;str&gt; <text:s text:c="18"/>// JSON string conforming to prmSchema from ctp</text:span>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4"><text:tab/><text:tab/><text:span text:style-name="T4">cmpTeams: [&lt;int&gt;, &lt;int&gt;, …] //Ids of participating teams.</text:span></text:p>
      <text:p text:style-name="P1"><text:tab/>}</text:p>
      <text:p text:style-name="P1"><text:soft-page-break/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4">}</text:p>
      <text:p text:style-name="P4"/>
      <text:p text:style-name="P6">updateTimes: {</text:p>
      <text:p text:style-name="P6"><text:tab/>teams: &lt;date&gt;</text:p>
      <text:p text:style-name="P6"><text:tab/><text:span text:style-name="T3">prs: </text:span>&lt;date&gt;</text:p>
      <text:p text:style-name="P13"><text:tab/>cmps: &lt;date&gt;</text:p>
      <text:p text:style-name="P6"><text:tab/><text:span text:style-name="T3">myCmps:</text:span>&lt;date&gt;</text:p>
      <text:p text:style-name="P6"><text:tab/><text:span text:style-name="T3">results: </text:span>&lt;date&gt;</text:p>
      <text:p text:style-name="P6">}</text:p>
      <text:p text:style-name="P6"/>
      <text:p text:style-name="P8">Actions:</text:p>
      <text:p text:style-name="P8">GET_MY_TEAMS</text:p>
      <text:p text:style-name="P8">GET_TEAM_MMBS</text:p>
      <text:p text:style-name="P8">ADD_TEAM</text:p>
      <text:p text:style-name="P10">ADD_TEAM_MMB</text:p>
      <text:p text:style-name="P8">PUT_TEAM</text:p>
      <text:p text:style-name="P8">DEL_TEAM</text:p>
      <text:p text:style-name="P8">GET_CMP_TEAMS</text:p>
      <text:p text:style-name="P8"/>
      <text:p text:style-name="P8">SIGN_IN</text:p>
      <text:p text:style-name="P8">SIGN_OUT</text:p>
      <text:p text:style-name="P8"/>
      <text:p text:style-name="P8">GET_CMPS gets all current competitions, mine or others</text:p>
      <text:p text:style-name="P9">GET_MY_CMPS <text:span text:style-name="T7">gets cmps for just the current Prs</text:span></text:p>
      <text:p text:style-name="P8">ADD_CMP</text:p>
      <text:p text:style-name="P8">PUT_CMP</text:p>
      <text:p text:style-name="P8"/>
      <text:p text:style-name="P12">GET_CTP gets a single CTP based on id passed </text:p>
      <text:p text:style-name="P12">GET_CT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8-01T14:52:31.077699424</dc:date>
    <meta:editing-duration>PT2H30M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77" meta:word-count="191" meta:character-count="1230" meta:non-whitespace-character-count="1010"/>
  </office:meta>
</office:document-meta>
</file>